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svg:stroke-color="#0000ff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Ultrafine_20_Dashed" svg:stroke-color="#0000ff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color="#ff0000" draw:fill="none" draw:textarea-vertical-align="middle"/>
    </style:style>
    <style:style style:name="gr10" style:family="graphic" style:parent-style-name="objectwithoutfill">
      <style:graphic-properties svg:stroke-color="#ff0000" draw:marker-end="Arrowheads_20_1" draw:fill="none" draw:textarea-vertical-align="middle"/>
    </style:style>
    <style:style style:name="gr11" style:family="graphic" style:parent-style-name="objectwithoutfill">
      <style:graphic-properties svg:stroke-color="#ff0000" draw:marker-start="Arrowheads_20_1" draw:fill="none" draw:textarea-vertical-align="middle"/>
    </style:style>
    <style:style style:name="gr12" style:family="graphic" style:parent-style-name="objectwithoutfill">
      <style:graphic-properties svg:stroke-color="#ff0000" draw:marker-start="" draw:fill="none" draw:textarea-vertical-align="middle"/>
    </style:style>
    <style:style style:name="gr13" style:family="graphic" style:parent-style-name="objectwithoutfill">
      <style:graphic-properties svg:stroke-color="#ff0000" draw:marker-start="" draw:marker-end="Arrowheads_20_1" draw:fill="none" draw:textarea-vertical-align="middle"/>
    </style:style>
    <style:style style:name="gr14" style:family="graphic" style:parent-style-name="objectwithoutfill">
      <style:graphic-properties draw:stroke="dash" draw:stroke-dash="Ultrafine_20_2_20_Dots_20_3_20_Dashes" draw:marker-start="" draw:fill="none" draw:textarea-vertical-align="middle"/>
    </style:style>
    <style:style style:name="gr15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objectwithoutfill">
      <style:graphic-properties draw:marker-start="" draw:fill="none" draw:textarea-vertical-align="middle"/>
    </style:style>
    <style:style style:name="gr17" style:family="graphic" style:parent-style-name="objectwithoutfill">
      <style:graphic-properties draw:marker-start="" draw:marker-end="Arrowheads_20_1" draw:fill="none" draw:textarea-vertical-align="middle"/>
    </style:style>
    <style:style style:name="gr18" style:family="graphic" style:parent-style-name="objectwithoutfill">
      <style:graphic-properties draw:marker-start="Arrowheads_20_1" draw:marker-end="Arrowheads_20_1" draw:fill="none" draw:textarea-vertical-align="middle"/>
    </style:style>
    <style:style style:name="gr19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556cm" fo:min-width="2.648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color="#0000ff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color="#0000ff"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text-align="center"/>
      <style:text-properties fo:color="#0000ff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4.8cm" svg:height="18.6cm" svg:x="2cm" svg:y="0.89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cm" svg:y1="19.499cm" svg:x2="2cm" svg:y2="0.899cm">
          <text:p/>
        </draw:line>
        <draw:line draw:style-name="gr2" draw:text-style-name="P1" draw:layer="layout" svg:x1="2cm" svg:y1="19.499cm" svg:x2="26.8cm" svg:y2="19.499cm">
          <text:p/>
        </draw:line>
        <draw:frame draw:style-name="gr3" draw:text-style-name="P2" draw:layer="layout" svg:width="0.972cm" svg:height="1.038cm" svg:x="0.8cm" svg:y="1.137cm">
          <draw:text-box>
            <text:p text:style-name="P2">P</text:p>
          </draw:text-box>
        </draw:frame>
        <draw:frame draw:style-name="gr3" draw:text-style-name="P2" draw:layer="layout" svg:width="1.014cm" svg:height="1.038cm" svg:x="25.441cm" svg:y="19.737cm">
          <draw:text-box>
            <text:p text:style-name="P2">H</text:p>
          </draw:text-box>
        </draw:frame>
        <draw:frame draw:style-name="gr3" draw:text-style-name="P3" draw:layer="layout" svg:width="5.459cm" svg:height="0.878cm" draw:transform="rotate (0.99431407486117) translate (2.47cm 19.056cm)">
          <draw:text-box>
            <text:p text:style-name="P3">Saturated liquid line</text:p>
          </draw:text-box>
        </draw:frame>
        <draw:frame draw:style-name="gr4" draw:text-style-name="P4" draw:layer="layout" svg:width="3.144cm" svg:height="0.806cm" draw:transform="rotate (0.0232128790515246) translate (2.838cm 7.473cm)">
          <draw:text-box>
            <text:p text:style-name="P4"><text:span text:style-name="T1">Liquid area</text:span></text:p>
          </draw:text-box>
        </draw:frame>
        <draw:frame draw:style-name="gr4" draw:text-style-name="P5" draw:layer="layout" svg:width="5.595cm" svg:height="1.505cm" svg:x="10.4cm" svg:y="16.095cm">
          <draw:text-box>
            <text:p text:style-name="P5"><text:span text:style-name="T1">Two-Phase region</text:span></text:p>
            <text:p text:style-name="P5"><text:span text:style-name="T1">(saturated mixture)</text:span></text:p>
          </draw:text-box>
        </draw:frame>
        <draw:path draw:style-name="gr5" draw:text-style-name="P1" draw:layer="layout" svg:width="23.597cm" svg:height="15.403cm" draw:transform="skewX (0.634601716025138) rotate (1.06587257419294) translate (3.4cm 19.499cm)" svg:viewBox="0 0 23598 15404" svg:d="m0 0c36379 4 19854 15404 19854 15404">
          <text:p/>
        </draw:path>
        <draw:frame draw:style-name="gr4" draw:text-style-name="P6" draw:layer="layout" svg:width="5.557cm" svg:height="1.361cm" draw:transform="rotate (0.00488692190558412) translate (21.236cm 14.639cm)">
          <draw:text-box>
            <text:p text:style-name="P6"><text:span text:style-name="T2">Vapour area</text:span></text:p>
            <text:p text:style-name="P6"><text:span text:style-name="T2">(superheated vapour)</text:span></text:p>
          </draw:text-box>
        </draw:frame>
        <draw:frame draw:style-name="gr3" draw:text-style-name="P3" draw:layer="layout" svg:width="5.861cm" svg:height="0.878cm" draw:transform="rotate (-1.477246678888) translate (20.474cm 13.771cm)">
          <draw:text-box>
            <text:p text:style-name="P3">Saturated vapour line</text:p>
          </draw:text-box>
        </draw:frame>
        <draw:custom-shape draw:style-name="gr6" draw:text-style-name="P1" draw:layer="layout" svg:width="1.105cm" svg:height="1.106cm" svg:x="8.795cm" svg:y="11.3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105cm" svg:height="1.105cm" draw:transform="skewX (-0.000872664625997072) rotate (-0.837234442181681) translate (9.421cm 11.2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332.8487051340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4.6cm" svg:height="1.4cm" svg:x="12.7cm" svg:y="8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3.258cm" svg:height="0.878cm" svg:x="13.4cm" svg:y="8.5cm">
          <draw:text-box>
            <text:p text:style-name="P7">Condenser</text:p>
          </draw:text-box>
        </draw:frame>
        <draw:custom-shape draw:style-name="gr8" draw:text-style-name="P1" draw:layer="layout" svg:width="4.6cm" svg:height="1.4cm" svg:x="12.699cm" svg:y="12.5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3.258cm" svg:height="0.878cm" svg:x="13.4cm" svg:y="12.9cm">
          <draw:text-box>
            <text:p text:style-name="P7">Evaporator</text:p>
          </draw:text-box>
        </draw:frame>
        <draw:custom-shape draw:style-name="gr8" draw:text-style-name="P1" draw:layer="layout" svg:width="3.341cm" svg:height="1.705cm" svg:x="20.1cm" svg:y="7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3.199cm" svg:height="1.505cm" svg:x="20.142cm" svg:y="8cm">
          <draw:text-box>
            <text:p text:style-name="P7">Heat</text:p>
            <text:p text:style-name="P7">Exchanger</text:p>
          </draw:text-box>
        </draw:frame>
        <draw:custom-shape draw:style-name="gr8" draw:text-style-name="P1" draw:layer="layout" svg:width="4.6cm" svg:height="1.4cm" svg:x="21.3cm" svg:y="1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3.571cm" svg:height="0.878cm" svg:x="21.9cm" svg:y="10.7cm">
          <draw:text-box>
            <text:p text:style-name="P7">Compressor</text:p>
          </draw:text-box>
        </draw:frame>
        <draw:line draw:style-name="gr9" draw:text-style-name="P1" draw:layer="layout" svg:x1="12.7cm" svg:y1="8.8cm" svg:x2="9.4cm" svg:y2="8.8cm">
          <text:p/>
        </draw:line>
        <draw:line draw:style-name="gr10" draw:text-style-name="P1" draw:layer="layout" svg:x1="9.4cm" svg:y1="8.8cm" svg:x2="9.4cm" svg:y2="11.4cm">
          <text:p/>
        </draw:line>
        <draw:line draw:style-name="gr11" draw:text-style-name="P1" draw:layer="layout" svg:x1="12.699cm" svg:y1="13.4cm" svg:x2="9.4cm" svg:y2="13.4cm">
          <text:p/>
        </draw:line>
        <draw:line draw:style-name="gr9" draw:text-style-name="P1" draw:layer="layout" svg:x1="9.4cm" svg:y1="12.5cm" svg:x2="9.4cm" svg:y2="13.4cm">
          <text:p/>
        </draw:line>
        <draw:line draw:style-name="gr12" draw:text-style-name="P1" draw:layer="layout" svg:x1="17.299cm" svg:y1="13.4cm" svg:x2="20.6cm" svg:y2="13.4cm">
          <text:p/>
        </draw:line>
        <draw:line draw:style-name="gr13" draw:text-style-name="P1" draw:layer="layout" svg:x1="20.6cm" svg:y1="13.4cm" svg:x2="22.6cm" svg:y2="11.8cm">
          <text:p/>
        </draw:line>
        <draw:line draw:style-name="gr12" draw:text-style-name="P1" draw:layer="layout" svg:x1="24.2cm" svg:y1="10.4cm" svg:x2="26.2cm" svg:y2="8.8cm">
          <text:p/>
        </draw:line>
        <draw:line draw:style-name="gr11" draw:text-style-name="P1" draw:layer="layout" svg:x1="23.441cm" svg:y1="8.8cm" svg:x2="26.2cm" svg:y2="8.8cm">
          <text:p/>
        </draw:line>
        <draw:line draw:style-name="gr11" draw:text-style-name="P1" draw:layer="layout" svg:x1="17.3cm" svg:y1="8.8cm" svg:x2="20.142cm" svg:y2="8.8cm">
          <text:p/>
        </draw:line>
        <draw:line draw:style-name="gr14" draw:text-style-name="P1" draw:layer="layout" svg:x1="9.4cm" svg:y1="4cm" svg:x2="9.4cm" svg:y2="8.6cm">
          <text:p/>
        </draw:line>
        <draw:line draw:style-name="gr14" draw:text-style-name="P1" draw:layer="layout" svg:x1="10.6cm" svg:y1="4cm" svg:x2="10.499cm" svg:y2="8.599cm">
          <text:p/>
        </draw:line>
        <draw:frame draw:style-name="gr15" draw:text-style-name="P8" draw:layer="layout" svg:width="2.953cm" svg:height="0.806cm" svg:x="6.247cm" svg:y="2.794cm">
          <draw:text-box>
            <text:p text:style-name="P8">Subcooling</text:p>
          </draw:text-box>
        </draw:frame>
        <draw:line draw:style-name="gr16" draw:text-style-name="P1" draw:layer="layout" svg:x1="9.2cm" svg:y1="3.2cm" svg:x2="10cm" svg:y2="3.2cm">
          <text:p/>
        </draw:line>
        <draw:line draw:style-name="gr17" draw:text-style-name="P1" draw:layer="layout" svg:x1="10cm" svg:y1="3.2cm" svg:x2="10cm" svg:y2="4.4cm">
          <text:p/>
        </draw:line>
        <draw:line draw:style-name="gr14" draw:text-style-name="P1" draw:layer="layout" svg:x1="19.501cm" svg:y1="4cm" svg:x2="19.4cm" svg:y2="8.599cm">
          <text:p/>
        </draw:line>
        <draw:line draw:style-name="gr14" draw:text-style-name="P1" draw:layer="layout" svg:x1="26.301cm" svg:y1="4cm" svg:x2="26.2cm" svg:y2="8.599cm">
          <text:p/>
        </draw:line>
        <draw:line draw:style-name="gr18" draw:text-style-name="P1" draw:layer="layout" svg:x1="10.6cm" svg:y1="4.2cm" svg:x2="19.501cm" svg:y2="4.2cm">
          <text:p/>
        </draw:line>
        <draw:frame draw:style-name="gr19" draw:layer="layout" svg:width="3.876cm" svg:height="0.962cm" svg:x="13.524cm" svg:y="3.2cm">
          <draw:text-box>
            <text:p>Condensing</text:p>
          </draw:text-box>
        </draw:frame>
        <draw:line draw:style-name="gr18" draw:text-style-name="P1" draw:layer="layout" svg:x1="19.501cm" svg:y1="4.2cm" svg:x2="26.301cm" svg:y2="4.2cm">
          <text:p/>
        </draw:line>
        <draw:frame draw:style-name="gr15" draw:text-style-name="P8" draw:layer="layout" svg:width="2.788cm" svg:height="0.806cm" svg:x="21.577cm" svg:y="3.238cm">
          <draw:text-box>
            <text:p text:style-name="P8">Superheat</text:p>
          </draw:text-box>
        </draw:fram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4-12T10:21:13</meta:creation-date>
    <dc:date>2013-04-12T11:42:34</dc:date>
    <dc:creator>Jefferson Gomes</dc:creator>
    <meta:editing-duration>PT1H2M5S</meta:editing-duration>
    <meta:editing-cycles>2</meta:editing-cycles>
    <meta:generator>LibreOffice/3.5$Linux_X86_64 LibreOffice_project/350m1$Build-2</meta:generator>
    <meta:document-statistic meta:object-count="64"/>
  </office:meta>
</office:document-meta>
</file>